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wrap-option="wrap"/>
      <style:text-properties style:font-name="Arial" fo:font-size="10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1">
            <text:p>1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anh.Ly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4"/>
          <table:table-cell table:style-name="ce72" table:number-columns-repeated="2"/>
          <table:table-cell table:style-name="ce105" table:number-columns-repeated="220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4"/>
          <table:table-cell table:style-name="ce72" table:number-columns-repeated="2"/>
          <table:table-cell table:style-name="ce106"/>
          <table:table-cell table:style-name="ce106" office:value-type="string">
            <text:p>Pass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3"/>
          <table:covered-table-cell table:style-name="ce78"/>
          <table:table-cell table:style-name="ce66"/>
          <table:table-cell table:style-name="ce84"/>
          <table:table-cell table:style-name="ce99"/>
          <table:table-cell table:style-name="ce10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1004])" office:value-type="float" office:value="4" table:number-columns-spanned="3" table:number-rows-spanned="1">
            <text:p>4</text:p>
          </table:table-cell>
          <table:covered-table-cell table:style-name="ce84"/>
          <table:covered-table-cell table:style-name="ce84"/>
          <table:table-cell table:style-name="ce66"/>
          <table:table-cell table:style-name="ce84"/>
          <table:table-cell table:style-name="ce99"/>
          <table:table-cell table:style-name="ce10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7"/>
          <table:table-cell table:style-name="ce107" office:value-type="string">
            <text:p>Untested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6" table:number-columns-repeated="211"/>
          <table:table-cell table:style-name="ce84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79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8" table:number-columns-repeated="2"/>
          <table:table-cell table:style-name="ce114" table:number-columns-repeated="235"/>
          <table:table-cell table:style-name="ce117"/>
          <table:table-cell table:style-name="ce66" table:number-columns-repeated="9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2: Create new CLV page</text:p>
          </table:table-cell>
          <table:table-cell table:style-name="ce92" office:value-type="string">
            <text:p><text:span text:style-name="T7">- Select </text:span><text:span text:style-name="T8">Site Editor → Add new page </text:span></text:p>
            <text:p><text:span text:style-name="T9">- Put title, name for new page</text:span></text:p>
            <text:p><text:span text:style-name="T9">- Drag and drop 1 Content Detail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4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3: Create new CLV page</text:p>
          </table:table-cell>
          <table:table-cell table:style-name="ce92" office:value-type="string">
            <text:p><text:span text:style-name="T7">- Select </text:span><text:span text:style-name="T8">Site Editor → <text:s/>Add new page </text:span></text:p>
            <text:p><text:span text:style-name="T9">- Put title, name for new page</text:span></text:p>
            <text:p><text:span text:style-name="T9">- Drag and drop 1 Content List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3" office:value-type="string">
            <text:p>Step 4: Log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76" office:value-type="string">
            <text:p>SMOKE_ECMS_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4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2: Create document</text:p>
          </table:table-cell>
          <table:table-cell table:style-name="ce97" office:value-type="string">
            <text:p>- Go to <text:span text:style-name="T10">Content Explorer</text:span></text:p>
            <text:p>- Select any drive</text:p>
            <text:p>- Click on <text:span text:style-name="T10">Add document</text:span> icon in action bar</text:p>
            <text:p>- Select template: <text:span text:style-name="T10">Article</text:span></text:p>
            <text:p>- Fill values</text:p>
            <text:p>- Save2</text:p>
          </table:table-cell>
          <table:table-cell table:style-name="ce97" office:value-type="string">
            <text:p>New Article docum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3: Create web content</text:p>
          </table:table-cell>
          <table:table-cell table:style-name="ce97" office:value-type="string">
            <text:p>- Go to <text:span text:style-name="T10">Content Explorer</text:span></text:p>
            <text:p>- Select any drive</text:p>
            <text:p>- Click on <text:span text:style-name="T10">Add document</text:span> icon in action bar</text:p>
            <text:p>- Select template: <text:span text:style-name="T10">Free layout web content</text:span></text:p>
            <text:p>- Fill values</text:p>
            <text:p>- Save</text:p>
          </table:table-cell>
          <table:table-cell table:style-name="ce98" office:value-type="string">
            <text:p>New web cont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4" office:value-type="string">
            <text:p>Step 4: Edit document/web content</text:p>
          </table:table-cell>
          <table:table-cell table:style-name="ce98" office:value-type="string">
            <text:p>- Create 1 document/web content</text:p>
            <text:p>- Select this doc/web</text:p>
            <text:p>- Click on <text:span text:style-name="T10">Edit</text:span> icon in action bar</text:p>
            <text:p>- Change values</text:p>
            <text:p>- Save</text:p>
          </table:table-cell>
          <table:table-cell table:style-name="ce97" office:value-type="string">
            <text:p>Document/web content is changed successfully. New content is displayed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5: Delete document/web content</text:p>
          </table:table-cell>
          <table:table-cell table:style-name="ce98" office:value-type="string">
            <text:p>- Create 1 document/web content</text:p>
            <text:p>- Right click on this document/web content and select <text:span text:style-name="T10">Delete</text:span></text:p>
            <text:p>- Click <text:span text:style-name="T10">OK</text:span> on confirm message</text:p>
          </table:table-cell>
          <table:table-cell table:style-name="ce100" office:value-type="string">
            <text:p>Document/web content is deleted.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2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6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76" office:value-type="string">
            <text:p>SMOKE_ECMS_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2: Create new template</text:p>
          </table:table-cell>
          <table:table-cell table:style-name="ce93" office:value-type="string">
            <text:p>- Go to <text:span text:style-name="T10">Content Administration → Content Presentation → <text:s/>Manage templat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template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3: Create new view</text:p>
          </table:table-cell>
          <table:table-cell table:style-name="ce93" office:value-type="string">
            <text:p>- Go to <text:span text:style-name="T10">Content Administration → Content Presentation → <text:s/>Manage Views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view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4: Create new drive</text:p>
          </table:table-cell>
          <table:table-cell table:style-name="ce93" office:value-type="string">
            <text:p>- Go to <text:span text:style-name="T10">Content Administration → Content Presentation → <text:s/>Manage Driv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drive is created successfully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5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3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76" office:value-type="string">
            <text:p>SMOKE_ECMS_04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87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6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2: Create a request</text:p>
          </table:table-cell>
          <table:table-cell table:style-name="ce95" office:value-type="string">
            <text:p>- Go to <text:span text:style-name="T10">Business Process Controller → </text:span></text:p>
            <text:p><text:span text:style-name="T10">BP Definition Controller</text:span></text:p>
            <text:p>- Create a request</text:p>
            <text:p>- Approve this request</text:p>
          </table:table-cell>
          <table:table-cell table:style-name="ce95" office:value-type="string">
            <text:p>Request is approv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3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92" table:number-columns-repeated="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5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10">
          <table:table-cell table:style-name="ce66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4T13:52:04</dc:date>
    <meta:print-date>2008-06-17T00:45:47</meta:print-date>
    <meta:editing-cycles>768</meta:editing-cycles>
    <meta:editing-duration>PT302H28M56S</meta:editing-duration>
    <dc:creator>hanhly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